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2f89" officeooo:paragraph-rsid="00002f89"/>
    </style:style>
    <style:style style:name="P2" style:family="paragraph" style:parent-style-name="Standard">
      <style:text-properties style:font-name="Liberation Serif" fo:font-size="12pt" officeooo:rsid="00002f89" officeooo:paragraph-rsid="00002f89" style:font-size-asian="12pt" style:font-size-complex="12pt"/>
    </style:style>
    <style:style style:name="P3" style:family="paragraph" style:parent-style-name="Standard" style:list-style-name="L1">
      <style:text-properties style:font-name="Liberation Serif" fo:font-size="12pt" officeooo:rsid="00002f89" officeooo:paragraph-rsid="00002f89" style:font-size-asian="12pt" style:font-size-complex="12pt"/>
    </style:style>
    <style:style style:name="P4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02f89" officeooo:paragraph-rsid="00002f89" style:text-blinking="false" fo:background-color="transparen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tipos de relaciones</text:p>
      <text:p text:style-name="P1"/>
      <text:list xml:id="list3308180895" text:style-name="L1">
        <text:list-item>
          <text:p text:style-name="P4"><text:bookmark text:name="docs-internal-guid-9ea2f749-7fff-352a-dafc-a8a55811da5d"/>Aplicación que gestione usuarios y permisos. Se necesita controlar que los usuarios tengan acceso a diferentes departamentos.</text:p>
          <text:p text:style-name="P4"/>
        </text:list-item>
        <text:list-item>
          <text:p text:style-name="P3">En una aplicación de comercio electrónico hay que controlar los clientes y la lista de tarjetas de crédito que han añadido al sistema.</text:p>
        </text:list-item>
      </text:list>
      <text:p text:style-name="P2"/>
      <text:p text:style-name="P2"><text:tab/></text:p>
      <text:list xml:id="list162051318851972" text:continue-numbering="true" text:style-name="L1">
        <text:list-header>
          <text:p text:style-name="P3"/>
        </text:list-header>
        <text:list-item>
          <text:p text:style-name="P3">En una web de búsqueda de empleo: se desea gestionar, por un lado, a personas y, por otro lado, el currículum vitae de cada persona.</text:p>
        </text:list-item>
      </text:list>
      <text:p text:style-name="P2"/>
      <text:p text:style-name="P2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9:38:04.278000000</meta:creation-date>
    <dc:date>2021-03-18T16:20:51.230000000</dc:date>
    <meta:editing-duration>PT17M17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8" meta:word-count="74" meta:character-count="427" meta:non-whitespace-character-count="360"/>
  </office:meta>
</office:document-meta>
</file>